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5-02:</text:span></text:p>
      <text:p text:style-name="P1"><text:span text:style-name="T1">ROLL NO:241801278</text:span></text:p>
      <text:p text:style-name="P1"><text:span text:style-name="T1">NAME:Sudiksha S</text:span></text:p>
      <text:p text:style-name="P1"><text:span text:style-name="T1">Q1) The k-digit number N is an Armstrong number if and only if the k-th power of each digit</text:span></text:p>
      <text:p text:style-name="P1"><text:span text:style-name="T1">sums to N.</text:span></text:p>
      <text:p text:style-name="P1"><text:span text:style-name="T1">Given a positive integer N, return true if and only if it is an Armstrong number.</text:span></text:p>
      <text:p text:style-name="P1"><text:span text:style-name="T1">Note: 1 &lt;= N &lt;= 10^8</text:span></text:p>
      <text:p text:style-name="P1"><text:span text:style-name="T1">Hint: 153 is a 3-digit number, and 153 = 1^3 + 5^3 + 3^3.</text:span></text:p>
      <text:p text:style-name="P1"><text:span text:style-name="T1">Sample Input:</text:span></text:p>
      <text:p text:style-name="P1"><text:span text:style-name="T1">153</text:span></text:p>
      <text:p text:style-name="P1"><text:span text:style-name="T1">Sample Output:</text:span></text:p>
      <text:p text:style-name="P1"><text:span text:style-name="T1">true</text:span></text:p>
      <text:p text:style-name="P1"><text:span text:style-name="T1">Sample Input:</text:span></text:p>
      <text:p text:style-name="P1"><text:span text:style-name="T1">123</text:span></text:p>
      <text:p text:style-name="P1"><text:span text:style-name="T1">Sample Output:</text:span></text:p>
      <text:p text:style-name="P1"><text:span text:style-name="T1">false</text:span></text:p>
      <text:p text:style-name="P1"><text:span text:style-name="T1">Sample Input:</text:span></text:p>
      <text:p text:style-name="P1"><text:span text:style-name="T1">1634</text:span></text:p>
      <text:p text:style-name="P1"><text:span text:style-name="T1">Sample Output:</text:span></text:p>
      <text:p text:style-name="P1"><text:span text:style-name="T1">true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2"/></text:p>
      <text:p text:style-name="P2"><text:span text:style-name="T3">Q2) Take a number, reverse it and add it to the original number until the obtained number is</text:span></text:p>
      <text:p text:style-name="P2"><text:span text:style-name="T3">a palindrome.</text:span></text:p>
      <text:p text:style-name="P2"><text:span text:style-name="T3">Constraints</text:span></text:p>
      <text:p text:style-name="P2"><text:span text:style-name="T3">1&lt;=num&lt;=99999999</text:span></text:p>
      <text:p text:style-name="P2"><text:span text:style-name="T3">Sample Input 1</text:span></text:p>
      <text:p text:style-name="P2"><text:span text:style-name="T3">32</text:span></text:p>
      <text:p text:style-name="P2"><text:span text:style-name="T3">Sample Output 1</text:span></text:p>
      <text:p text:style-name="P2"><text:span text:style-name="T3">55</text:span></text:p>
      <text:p text:style-name="P2"><text:span text:style-name="T3">Sample Input 2</text:span></text:p>
      <text:p text:style-name="P2"><text:span text:style-name="T3">789</text:span></text:p>
      <text:p text:style-name="P2"><text:span text:style-name="T3">Sample Output 2</text:span></text:p>
      <text:p text:style-name="P2"><text:span text:style-name="T3">66066</text:span></text:p>
      <text:p text:style-name="P2"><text:span text:style-name="T3">ROLL NO:241801278</text:span></text:p>
      <text:p text:style-name="P2"><text:span text:style-name="T3">NAME: Sudiksha 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4"/></text:p>
      <text:p text:style-name="P2"><text:span text:style-name="T5">Q3) A number is considered lucky if it contains either 3 or 4 or 3 and 4 both in it. Write a program to print the nth lucky number.Example, 1st lucky number is 3,and 2nd lucky number is 4 and 3rd lucky number is 33 and 4th lucky number is 34 and so on.Note that 13,40,etc., are not lucky as they have other numbers in it.The program should accept a number 'n' as input and display the nyh lucky number as output.</text:span></text:p>
      <text:p text:style-name="P2"><text:span text:style-name="T5">SAMPLE INPUT:</text:span></text:p>
      <text:p text:style-name="P2"><text:span text:style-name="T5">3</text:span></text:p>
      <text:p text:style-name="P2"><text:span text:style-name="T5">SAMPLE OUTPUT:</text:span></text:p>
      <text:p text:style-name="P2"><text:span text:style-name="T5">33</text:span></text:p>
      <text:p text:style-name="P2"><text:span text:style-name="T5">ROLL NO:241801278</text:span></text:p>
      <text:p text:style-name="P2"><text:span text:style-name="T5">NAME: Sudiksha S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